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437cm"/>
    </style:style>
    <style:style style:name="gr5" style:family="graphic" style:parent-style-name="standard">
      <style:graphic-properties draw:stroke="none" svg:stroke-color="#000000" draw:fill="none" draw:fill-color="#ffffff" fo:min-height="1.562cm"/>
    </style:style>
    <style:style style:name="gr6" style:family="graphic" style:parent-style-name="standard">
      <style:graphic-properties svg:stroke-width="0.04cm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1.146cm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family="'Century Schoolbook L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3.356cm" svg:y1="9.376cm" svg:x2="3.356cm" svg:y2="5.345cm">
          <text:p/>
        </draw:line>
        <draw:line draw:style-name="gr1" draw:text-style-name="P1" draw:layer="layout" svg:x1="3.356cm" svg:y1="4.807cm" svg:x2="3.356cm" svg:y2="1.313cm">
          <text:p/>
        </draw:line>
        <draw:custom-shape draw:style-name="gr2" draw:text-style-name="P1" draw:layer="layout" svg:width="1.2cm" svg:height="1.183cm" svg:x="2.7cm" svg:y="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1" draw:layer="layout" svg:x1="7.482cm" svg:y1="7.495cm" svg:x2="9cm" svg:y2="7.495cm">
            <text:p/>
          </draw:line>
          <draw:line draw:style-name="gr3" draw:text-style-name="P1" draw:layer="layout" svg:x1="7.482cm" svg:y1="8.032cm" svg:x2="9cm" svg:y2="8.032cm">
            <text:p/>
          </draw:line>
        </draw:g>
        <draw:line draw:style-name="gr1" draw:text-style-name="P1" draw:layer="layout" svg:x1="8.256cm" svg:y1="6.006cm" svg:x2="8.256cm" svg:y2="7.495cm">
          <text:p/>
        </draw:line>
        <draw:line draw:style-name="gr1" draw:text-style-name="P1" draw:layer="layout" svg:x1="8.256cm" svg:y1="8.032cm" svg:x2="8.256cm" svg:y2="9.376cm">
          <text:p/>
        </draw:line>
        <draw:line draw:style-name="gr1" draw:text-style-name="P1" draw:layer="layout" svg:x1="8.255cm" svg:y1="9.376cm" svg:x2="3.356cm" svg:y2="9.376cm">
          <text:p/>
        </draw:line>
        <draw:line draw:style-name="gr1" draw:text-style-name="P1" draw:layer="layout" svg:x1="3.356cm" svg:y1="1.313cm" svg:x2="4.958cm" svg:y2="1.313cm">
          <text:p/>
        </draw:line>
        <draw:line draw:style-name="gr1" draw:text-style-name="P1" draw:layer="layout" svg:x1="8.194cm" svg:y1="2.657cm" svg:x2="8.194cm" svg:y2="1.313cm">
          <text:p/>
        </draw:line>
        <draw:frame draw:style-name="gr4" draw:text-style-name="P2" draw:layer="layout" svg:width="1.188cm" svg:height="1.687cm" svg:x="6.5cm" svg:y="3.8cm">
          <draw:text-box>
            <text:p><text:span text:style-name="T1">R</text:span></text:p>
          </draw:text-box>
        </draw:frame>
        <draw:frame draw:style-name="gr5" draw:text-style-name="P2" draw:layer="layout" svg:width="1.494cm" svg:height="1.812cm" svg:x="6.306cm" svg:y="7.288cm">
          <draw:text-box>
            <text:p><text:span text:style-name="T1">C</text:span></text:p>
          </draw:text-box>
        </draw:frame>
        <draw:line draw:style-name="gr1" draw:text-style-name="P1" draw:layer="layout" svg:x1="6.345cm" svg:y1="1.313cm" svg:x2="8.194cm" svg:y2="1.313cm">
          <text:p/>
        </draw:line>
        <draw:custom-shape draw:style-name="gr2" draw:text-style-name="P1" draw:layer="layout" svg:width="0.296cm" svg:height="0.274cm" svg:x="6.167cm" svg:y="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95cm" svg:height="0.274cm" svg:x="4.824cm" svg:y="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119cm" svg:y1="1.26cm" svg:x2="6.302cm" svg:y2="0.655cm">
          <text:p/>
        </draw:line>
        <draw:custom-shape draw:style-name="gr6" draw:text-style-name="P1" draw:layer="layout" svg:width="0.806cm" svg:height="3.343cm" svg:x="7.825cm" svg:y="2.657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1.373cm" svg:x="1.3cm" svg:y="5.427cm">
          <draw:text-box>
            <text:p><text:span text:style-name="T1">V</text:span><text:span text:style-name="T2">(</text:span><text:span text:style-name="T1">t</text:span><text:span text:style-name="T2">)</text:span></text:p>
          </draw:text-box>
        </draw:frame>
        <draw:frame draw:style-name="gr8" draw:text-style-name="P3" draw:layer="layout" svg:width="1.497cm" svg:height="1.396cm" draw:transform="rotate (1.57306525482249) translate (2.63cm 5.6cm)">
          <draw:text-box>
            <text:p><text:span text:style-name="T3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05-04T19:23:29</meta:creation-date>
    <dc:creator>nasahara </dc:creator>
    <dc:date>2014-03-19T18:53:06</dc:date>
    <meta:editing-cycles>68</meta:editing-cycles>
    <meta:editing-duration>PT14H12M33S</meta:editing-duration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